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0f1842" officeooo:paragraph-rsid="000f1842"/>
    </style:style>
    <style:style style:name="P2" style:family="paragraph" style:parent-style-name="Standard">
      <style:text-properties officeooo:paragraph-rsid="000f1842"/>
    </style:style>
    <style:style style:name="P3" style:family="paragraph" style:parent-style-name="Standard">
      <style:text-properties officeooo:rsid="000f1842" officeooo:paragraph-rsid="000f1842"/>
    </style:style>
    <style:style style:name="P4" style:family="paragraph" style:parent-style-name="Standard">
      <style:text-properties fo:font-size="18pt" fo:font-weight="bold" officeooo:rsid="000f1842" officeooo:paragraph-rsid="000f1842" style:font-size-asian="18pt" style:font-weight-asian="bold" style:font-size-complex="18pt" style:font-weight-complex="bold"/>
    </style:style>
    <style:style style:name="P5" style:family="paragraph" style:parent-style-name="Standard">
      <style:text-properties fo:font-size="18pt" fo:font-weight="normal" officeooo:rsid="000f1842" officeooo:paragraph-rsid="000f1842" style:font-size-asian="18pt" style:font-weight-asian="normal" style:font-size-complex="18pt" style:font-weight-complex="normal"/>
    </style:style>
    <style:style style:name="P6" style:family="paragraph" style:parent-style-name="Standard">
      <style:text-properties fo:font-size="18pt" fo:font-weight="normal" officeooo:rsid="000f1842" officeooo:paragraph-rsid="001188b9" style:font-size-asian="18pt" style:font-weight-asian="normal" style:font-size-complex="18pt" style:font-weight-complex="normal"/>
    </style:style>
    <style:style style:name="P7" style:family="paragraph" style:parent-style-name="Text_20_body">
      <style:text-properties officeooo:rsid="000f1842" officeooo:paragraph-rsid="000f1842"/>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text-properties officeooo:paragraph-rsid="000f1842"/>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Standard">
      <style:text-properties fo:font-size="18pt" fo:font-weight="normal" officeooo:rsid="000f1842" officeooo:paragraph-rsid="000f1842" style:font-size-asian="18pt" style:font-weight-asian="normal" style:font-size-complex="18pt" style:font-weight-complex="normal"/>
    </style:style>
    <style:style style:name="P18" style:family="paragraph" style:parent-style-name="Preformatted_20_Text">
      <style:text-properties fo:font-variant="normal" fo:text-transform="none" fo:color="#373737" fo:letter-spacing="normal" officeooo:paragraph-rsid="000f1842"/>
    </style:style>
    <style:style style:name="T1" style:family="text">
      <style:text-properties officeooo:rsid="000f1842"/>
    </style:style>
    <style:style style:name="T2" style:family="text">
      <style:text-properties officeooo:rsid="001188b9"/>
    </style:style>
    <style:style style:name="T3" style:family="text">
      <style:text-properties style:font-name="Courier 10 Pitch" fo:font-size="9.75pt" fo:font-style="normal" fo:font-weight="normal"/>
    </style:style>
    <style:style style:name="T4" style:family="text">
      <style:text-properties style:font-name="Courier 10 Pitch" fo:font-size="9.75pt" fo:font-style="normal" fo:font-weight="normal" officeooo:rsid="0012f60f"/>
    </style:style>
    <style:style style:name="T5" style:family="text">
      <style:text-properties style:font-name="Courier 10 Pitch" fo:font-size="9.75pt" fo:font-style="normal" fo:font-weight="normal" officeooo:rsid="000f1842" style:font-size-asian="18pt" style:font-weight-asian="normal" style:font-size-complex="18pt" style:font-weight-complex="normal"/>
    </style:style>
    <style:style style:name="T6" style:family="text">
      <style:text-properties style:font-name="Courier 10 Pitch" fo:font-size="9.75pt" fo:font-style="normal" fo:font-weight="normal" officeooo:rsid="0015a467" style:font-size-asian="18pt" style:font-weight-asian="normal" style:font-size-complex="18pt" style:font-weight-complex="normal"/>
    </style:style>
    <style:style style:name="T7" style:family="text">
      <style:text-properties style:font-name="Courier 10 Pitch" fo:font-size="9.75pt" fo:font-style="normal" fo:font-weight="normal" officeooo:rsid="0015f7dc" style:font-size-asian="18pt" style:font-weight-asian="normal" style:font-size-complex="18pt" style:font-weight-complex="normal"/>
    </style:style>
    <style:style style:name="T8" style:family="text">
      <style:text-properties style:font-name="Courier 10 Pitch" fo:font-size="9.75pt" fo:font-style="normal" fo:font-weight="normal" officeooo:rsid="0017cde1"/>
    </style:style>
    <style:style style:name="T9" style:family="text">
      <style:text-properties officeooo:rsid="0012f60f"/>
    </style:style>
    <style:style style:name="T10" style:family="text">
      <style:text-properties officeooo:rsid="0015a46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HIER DES CHARGES</text:p>
      <text:p text:style-name="P2">REALISATION DE SITE WEB <text:span text:style-name="T1">Simplon Chaustore </text:span></text:p>
      <text:p text:style-name="P2"/>
      <text:p text:style-name="P2"/>
      <text:p text:style-name="P2">Nom de l’entreprise :<text:span text:style-name="T1">Simplon Chaustore </text:span></text:p>
      <text:p text:style-name="P2">Nom du projet : <text:span text:style-name="T1">Simplon Chaustore </text:span></text:p>
      <text:p text:style-name="Standard"/>
      <text:p text:style-name="Standard"/>
      <text:p text:style-name="Standard"><text:span text:style-name="T1">1 </text:span>- PRESENTATION DU PROJET</text:p>
      <text:p text:style-name="Standard"/>
      <text:p text:style-name="P3">1-1</text:p>
      <text:p text:style-name="P7">L'objectif de ce projet est de créer l'interface d'administration de cette boutique. Elle devra être simple, fonctionnelle et graphiquement épurée.</text:p>
      <text:p text:style-name="Text_20_body">La charte graphique est libre.</text:p>
      <text:p text:style-name="Text_20_body">Cette interface devra permettre de :</text:p>
      <text:list xml:id="list3828307452" text:style-name="L1">
        <text:list-item>
          <text:p text:style-name="P12">visualiser / ajouter / modifier / supprimer les différentes catégories ; </text:p>
        </text:list-item>
        <text:list-item>
          <text:p text:style-name="P12">visualiser / ajouter / modifier / supprimer les différentes marques ; </text:p>
        </text:list-item>
        <text:list-item>
          <text:p text:style-name="P12">visualiser / ajouter / modifier / supprimer les différentes couleurs ; </text:p>
        </text:list-item>
        <text:list-item>
          <text:p text:style-name="P12">visualiser / ajouter / modifier / supprimer les différentes tailles ; </text:p>
        </text:list-item>
        <text:list-item>
          <text:p text:style-name="P12">visualiser / ajouter / modifier / supprimer les différents produits ; </text:p>
        </text:list-item>
        <text:list-item>
          <text:p text:style-name="P8">visualiser / ajouter / modifier / supprimer les différents stocks. </text:p>
        </text:list-item>
      </text:list>
      <text:p text:style-name="Text_20_body">Lors de la suppression d'un élément, une confirmation sera demandée à l'utilisateur.</text:p>
      <text:p text:style-name="P3">2-1</text:p>
      <text:p text:style-name="P3"/>
      <text:p text:style-name="P7">Développer une première partie du front office de la boutique chaustore  </text:p>
      <text:list xml:id="list2298020921" text:style-name="L2">
        <text:list-item>
          <text:p text:style-name="P14">Afficher le catalogue produit.<text:line-break/>Le listing comportera le nom du produit, sa marque et sa catégorie, son prix et les mentions suivantes :<text:line-break/>- "indisponible" en cas de stock &lt;=0<text:line-break/>- "bientôt épuisé" en cas de stock &lt;=10<text:line-break/>La page de détail du produit n'est pas demandée dans cette version du projet.    </text:p>
        </text:list-item>
        <text:list-item>
          <text:p text:style-name="P14">Mettre en place un formulaire d'inscription.<text:line-break/>Le mot de passe sera crypté.<text:line-break/>Un mail de confirmation devra être envoyé à l'utilisateur nouvellement inscrit.    </text:p>
        </text:list-item>
        <text:list-item>
          <text:p text:style-name="P14">Mettre en place un formulaire de connexion pour les utilisateurs qui à terme pourront commander des articles sur Chaustore.<text:line-break/>Un formulaire de réinitialisation de mot de passe sera proposé.    </text:p>
        </text:list-item>
        <text:list-item>
          <text:p text:style-name="P9">(facultatif) Afficher les images des produits dans le listing et réaliser les modifications en BDD, et backoffice qui découlent.</text:p>
        </text:list-item>
      </text:list>
      <text:h text:style-name="P1" text:outline-level="1"><text:soft-page-break/>Contraintes   </text:h>
      <text:list xml:id="list1623978309" text:style-name="L3">
        <text:list-item>
          <text:p text:style-name="P15">La base de données ne sera plus partagée : vous devrez utiliser une version locale de la base de données Chaustore<text:line-break/>Un schéma de la base de données devra être réalisé et intégré au repository.    </text:p>
        </text:list-item>
        <text:list-item>
          <text:p text:style-name="P10">La méthodologie Scrum devra être utilisée tout au long du projet<text:line-break/>La durée du sprint est de 2 semaines.<text:line-break/>Votre  projet sera découpé en tâches ordonnancées par priorité.  Elles seront entièrement intégrées à ce sprint.<text:line-break/>Un daily meeting devra être fait chaque début d'après midi sous la forme d'un commit et d'un push dans git. Le commentaire comportera un état des lieux des tâches réalisées la veille et des tâches qui sont prévues pour l'après-midi.<text:line-break/>En fin de projet, après une démo, une retrospective sera réalisée pour voir les points qui ont fonctionnés et les points d'améliorations.</text:p>
        </text:list-item>
      </text:list>
      <text:h text:style-name="Heading_20_1" text:outline-level="1"><text:span text:style-name="Strong_20_Emphasis">Objectifs techniques </text:span>  </text:h>
      <text:list xml:id="list295200990" text:style-name="L4">
        <text:list-item>
          <text:p text:style-name="P16">Poursuivre la découverte des opérations courantes d’interactions entre un site et sa base de données, en mettant en place un CRUD.    </text:p>
        </text:list-item>
        <text:list-item>
          <text:p text:style-name="P16">Crypter un mot de passe.    </text:p>
        </text:list-item>
        <text:list-item>
          <text:p text:style-name="P16">Créer une nouvelle table.    </text:p>
        </text:list-item>
        <text:list-item>
          <text:p text:style-name="P16">Découvrir et mettre en place une session.    </text:p>
        </text:list-item>
        <text:list-item>
          <text:p text:style-name="P16">Mettre en place un upload d'image (facultatif).    </text:p>
        </text:list-item>
        <text:list-item>
          <text:p text:style-name="P11">S'appuyer sur une méthodologie projet pour analyser et organiser son projet. </text:p>
        </text:list-item>
      </text:list>
      <text:p text:style-name="Text_20_body"/>
      <text:p text:style-name="Text_20_body">A noter : dans cette version du projet, aucune mise en forme n'est demandée.</text:p>
      <text:p text:style-name="P3"/>
      <text:p text:style-name="P4">A faire :</text:p>
      <text:p text:style-name="P4"/>
      <text:p text:style-name="P5">1 &gt; Maquette des deux parties ( admin et utilisateurs )</text:p>
      <text:p text:style-name="P5">2 &gt; Un schéma de la base de données devra être réalisé et intégré au repository.    </text:p>
      <text:p text:style-name="P5">3 &gt; Cette interface devra permettre de :</text:p>
      <text:list xml:id="list95659129165972" text:continue-list="list3828307452" text:style-name="L1">
        <text:list-item>
          <text:p text:style-name="P13">visualiser / ajouter / modifier / supprimer les différentes catégories ; </text:p>
        </text:list-item>
        <text:list-item>
          <text:p text:style-name="P13">visualiser / ajouter / modifier / supprimer les différentes marques ; </text:p>
        </text:list-item>
        <text:list-item>
          <text:p text:style-name="P13">visualiser / ajouter / modifier / supprimer les différentes couleurs ; </text:p>
        </text:list-item>
        <text:list-item>
          <text:p text:style-name="P13">visualiser / ajouter / modifier / supprimer les différentes tailles ; </text:p>
        </text:list-item>
        <text:list-item>
          <text:p text:style-name="P13">visualiser / ajouter / modifier / supprimer les différents produits ; </text:p>
        </text:list-item>
      </text:list>
      <text:p text:style-name="P5">visualiser / ajouter / modifier / supprimer les différents stocks. </text:p>
      <text:p text:style-name="P5"/>
      <text:p text:style-name="P5"><text:soft-page-break/>4 &gt; Afficher le catalogue produit.<text:line-break/>Le listing comportera le nom du produit, sa marque et sa catégorie, son prix et les mentions suivantes :<text:line-break/>- "indisponible" en cas de stock &lt;=0<text:line-break/>- "bientôt épuisé" en cas de stock &lt;=10<text:line-break/>La page de détail du produit n'est pas demandée dans cette version du projet.    </text:p>
      <text:p text:style-name="P5"/>
      <text:p text:style-name="P5">( Section recherche par Genre / Marques/ couleurs/ taille )</text:p>
      <text:p text:style-name="P5"/>
      <text:p text:style-name="P6">5.<text:span text:style-name="T2">1</text:span> &gt; <text:span text:style-name="T2">modification de la base de données</text:span></text:p>
      <text:p text:style-name="P6"><text:span text:style-name="T2">5.2 &gt; </text:span>Mettre en place un formulaire d'inscription.<text:line-break/>Le mot de passe sera crypté.<text:line-break/>Un mail de confirmation devra être envoyé à l'utilisateur nouvellement inscrit.    </text:p>
      <text:p text:style-name="P5"/>
      <text:p text:style-name="P5">6&gt; Mettre en place un formulaire de connexion pour les utilisateurs qui à terme pourront commander des articles sur Chaustore.<text:line-break/>Un formulaire de réinitialisation de mot de passe sera proposé.   </text:p>
      <text:p text:style-name="P5"/>
      <text:p text:style-name="P5">7&gt; (facultatif) Afficher les images des produits dans le listing et réaliser les modifications en BDD, et backoffice qui découlent. </text:p>
      <text:p text:style-name="P5"/>
      <text:p text:style-name="P18"><text:span text:style-name="T5">CREATE TABLE <text:s/></text:span><text:span text:style-name="T6">user</text:span><text:span text:style-name="T7">(</text:span>`<text:span text:style-name="T3">id` INT PRIMARY KEY NOT NULL </text:span><text:span text:style-name="T8">auto_increment</text:span><text:span text:style-name="T3">, </text:span><text:span text:style-name="T9">`lastname`</text:span><text:span text:style-name="T3"> VARCHAR(100) NOT NULL, </text:span><text:span text:style-name="T9">`firstname`</text:span><text:span text:style-name="T3"> VARCHAR(100) NOT NULL, `e</text:span><text:span text:style-name="T4">mail`</text:span><text:span text:style-name="T3"> VARCHAR(255) NOT NULL, </text:span>`<text:span text:style-name="T9">address`</text:span><text:span text:style-name="T3"> VARCHAR(255) NOT NULL, </text:span>`<text:span text:style-name="T9">city`</text:span><text:span text:style-name="T3"> VARCHAR(255) NOT NULL, </text:span>`<text:span text:style-name="T9">postalcode`</text:span><text:span text:style-name="T3"> VARCHAR(255) NOT NULL,</text:span>`<text:span text:style-name="T9">password` </text:span><text:span text:style-name="T3">VARCHAR(</text:span><text:span text:style-name="T4">50</text:span><text:span text:style-name="T3">) <text:s/>NOT NULL</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5:47:22.403633092</meta:creation-date>
    <dc:date>2019-10-16T09:56:58.159964190</dc:date>
    <meta:editing-duration>P1DT18H2M9S</meta:editing-duration>
    <meta:editing-cycles>5</meta:editing-cycles>
    <meta:generator>LibreOffice/6.0.7.3$Linux_X86_64 LibreOffice_project/00m0$Build-3</meta:generator>
    <meta:document-statistic meta:table-count="0" meta:image-count="0" meta:object-count="0" meta:page-count="3" meta:paragraph-count="50" meta:word-count="782" meta:character-count="4801" meta:non-whitespace-character-count="4012"/>
  </office:meta>
</office:document-meta>
</file>